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>
            <text:p>Religion</text:p>
          </table:table-cell>
          <table:table-cell table:style-name="ce14" office:value-type="string" calcext:value-type="string">
            <text:p>Count - Relig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ndu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5" office:value-type="float" office:value="360" calcext:value-type="float">
            <text:p>3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slam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ristianity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khism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416" calcext:value-type="float">
            <text:p>4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inism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Buddhism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Zoroastranism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Others</text:p>
          </table:table-cell>
        </table:table-row>
      </table:table>
      <table:named-expressions/>
      <table:data-pilot-tables>
        <table:data-pilot-table table:name="DataPilot2" table:application-data="" table:target-range-address="'Pivot Table_Sheet1_2'.A1:'Pivot Table_Sheet1_2'.B5" table:buttons="'Pivot Table_Sheet1_2'.A1" table:show-filter-button="false" table:drill-down-on-double-click="false">
          <table:source-cell-range table:cell-range-address="'Pivot Table_Sheet1_2'.C1:'Pivot Table_Sheet1_2'.C41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ligion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igion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4:38:03.679005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17:08:31.894992568</meta:creation-date>
    <dc:date>2022-01-17T23:54:06.363821945</dc:date>
    <meta:editing-duration>PT9H25M57S</meta:editing-duration>
    <meta:editing-cycles>3</meta:editing-cycles>
    <meta:generator>LibreOffice/6.2.8.2$Linux_X86_64 LibreOffice_project/20$Build-2</meta:generator>
    <meta:document-statistic meta:table-count="1" meta:cell-count="26" meta:object-count="0"/>
  </office:meta>
</office:document-meta>
</file>